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0F6946CFD683BA2C0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text-properties fo:font-weight="bold" officeooo:rsid="001c858f" officeooo:paragraph-rsid="001c858f" style:font-weight-asian="bold" style:font-weight-complex="bold"/>
    </style:style>
    <style:style style:name="P3" style:family="paragraph" style:parent-style-name="Standard">
      <style:text-properties fo:font-weight="bold" officeooo:rsid="0020b706" officeooo:paragraph-rsid="0020b706" style:font-weight-asian="bold" style:font-weight-complex="bold"/>
    </style:style>
    <style:style style:name="P4" style:family="paragraph" style:parent-style-name="Standard">
      <style:text-properties fo:font-weight="bold" officeooo:rsid="002372c0" officeooo:paragraph-rsid="002372c0" style:font-weight-asian="bold" style:font-weight-complex="bold"/>
    </style:style>
    <style:style style:name="P5" style:family="paragraph" style:parent-style-name="Standard">
      <style:text-properties fo:font-weight="bold" officeooo:rsid="002372c0" officeooo:paragraph-rsid="0026ccdf" style:font-weight-asian="bold" style:font-weight-complex="bold"/>
    </style:style>
    <style:style style:name="P6" style:family="paragraph" style:parent-style-name="Standard">
      <style:text-properties fo:font-weight="bold" officeooo:rsid="00283c43" officeooo:paragraph-rsid="00283c43" style:font-weight-asian="bold" style:font-weight-complex="bold"/>
    </style:style>
    <style:style style:name="P7" style:family="paragraph" style:parent-style-name="Standard">
      <style:text-properties fo:font-weight="bold" officeooo:rsid="002a4a3f" officeooo:paragraph-rsid="002a4a3f" style:font-weight-asian="bold" style:font-weight-complex="bold"/>
    </style:style>
    <style:style style:name="P8" style:family="paragraph" style:parent-style-name="Standard">
      <style:text-properties fo:font-style="italic" fo:font-weight="bold" officeooo:rsid="002a4a3f" officeooo:paragraph-rsid="002a4a3f" style:font-style-asian="italic" style:font-weight-asian="bold" style:font-style-complex="italic"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officeooo:rsid="001f0c4f"/>
    </style:style>
    <style:style style:name="T19" style:family="text">
      <style:text-properties fo:font-style="italic" fo:font-weight="normal" officeooo:rsid="0026ccdf"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2704f6" style:font-style-asian="normal" style:font-style-complex="normal"/>
    </style:style>
    <style:style style:name="T22" style:family="text">
      <style:text-properties fo:font-style="normal" officeooo:rsid="0029ffc2" style:font-style-asian="normal" style:font-style-complex="normal"/>
    </style:style>
    <style:style style:name="T23" style:family="text">
      <style:text-properties fo:font-style="normal" officeooo:rsid="00296323" style:font-style-asian="normal" style:font-style-complex="normal"/>
    </style:style>
    <style:style style:name="T24" style:family="text">
      <style:text-properties fo:font-style="normal" officeooo:rsid="002f86ce" style:font-style-asian="normal" style:font-style-complex="normal"/>
    </style:style>
    <style:style style:name="T25" style:family="text">
      <style:text-properties fo:font-style="normal" officeooo:rsid="0037c28e" style:font-style-asian="normal" style:font-style-complex="normal"/>
    </style:style>
    <style:style style:name="T26" style:family="text">
      <style:text-properties fo:font-style="normal" officeooo:rsid="003ae4e0"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6ccdf" style:font-style-asian="normal" style:font-weight-asian="normal" style:font-style-complex="normal" style:font-weight-complex="normal"/>
    </style:style>
    <style:style style:name="T29" style:family="text">
      <style:text-properties fo:font-style="normal" fo:font-weight="normal" officeooo:rsid="002704f6" style:font-style-asian="normal" style:font-weight-asian="normal" style:font-style-complex="normal" style:font-weight-complex="normal"/>
    </style:style>
    <style:style style:name="T30" style:family="text">
      <style:text-properties fo:font-style="normal" fo:font-weight="normal" officeooo:rsid="00296323" style:font-style-asian="normal" style:font-weight-asian="normal" style:font-style-complex="normal" style:font-weight-complex="normal"/>
    </style:style>
    <style:style style:name="T31" style:family="text">
      <style:text-properties fo:font-style="normal" fo:font-weight="normal" officeooo:rsid="002b3e91" style:font-style-asian="normal" style:font-weight-asian="normal" style:font-style-complex="normal" style:font-weight-complex="normal"/>
    </style:style>
    <style:style style:name="T32" style:family="text">
      <style:text-properties fo:font-style="normal" fo:font-weight="normal" officeooo:rsid="002c9053" style:font-style-asian="normal" style:font-weight-asian="normal" style:font-style-complex="normal" style:font-weight-complex="normal"/>
    </style:style>
    <style:style style:name="T33" style:family="text">
      <style:text-properties fo:font-style="normal" fo:font-weight="normal" officeooo:rsid="002d2440" style:font-style-asian="normal" style:font-weight-asian="normal" style:font-style-complex="normal" style:font-weight-complex="normal"/>
    </style:style>
    <style:style style:name="T34" style:family="text">
      <style:text-properties fo:font-style="normal" fo:font-weight="normal" officeooo:rsid="002f86ce" style:font-style-asian="normal" style:font-weight-asian="normal" style:font-style-complex="normal" style:font-weight-complex="normal"/>
    </style:style>
    <style:style style:name="T35" style:family="text">
      <style:text-properties fo:font-style="normal" fo:font-weight="normal" officeooo:rsid="003085e8" style:font-style-asian="normal" style:font-weight-asian="normal" style:font-style-complex="normal" style:font-weight-complex="normal"/>
    </style:style>
    <style:style style:name="T36" style:family="text">
      <style:text-properties fo:font-style="normal" fo:font-weight="normal" officeooo:rsid="00316443" style:font-style-asian="normal" style:font-weight-asian="normal" style:font-style-complex="normal" style:font-weight-complex="normal"/>
    </style:style>
    <style:style style:name="T37" style:family="text">
      <style:text-properties fo:font-style="normal" fo:font-weight="normal" officeooo:rsid="0031884b" style:font-style-asian="normal" style:font-weight-asian="normal" style:font-style-complex="normal" style:font-weight-complex="normal"/>
    </style:style>
    <style:style style:name="T38" style:family="text">
      <style:text-properties fo:font-style="normal" fo:font-weight="normal" officeooo:rsid="0032b35a" style:font-style-asian="normal" style:font-weight-asian="normal" style:font-style-complex="normal" style:font-weight-complex="normal"/>
    </style:style>
    <style:style style:name="T39" style:family="text">
      <style:text-properties fo:font-style="normal" fo:font-weight="normal" officeooo:rsid="0032d446" style:font-style-asian="normal" style:font-weight-asian="normal" style:font-style-complex="normal" style:font-weight-complex="normal"/>
    </style:style>
    <style:style style:name="T40" style:family="text">
      <style:text-properties fo:font-style="normal" fo:font-weight="normal" officeooo:rsid="0033b83e" style:font-style-asian="normal" style:font-weight-asian="normal" style:font-style-complex="normal" style:font-weight-complex="normal"/>
    </style:style>
    <style:style style:name="T41" style:family="text">
      <style:text-properties fo:font-style="normal" fo:font-weight="normal" officeooo:rsid="00352c94" style:font-style-asian="normal" style:font-weight-asian="normal" style:font-style-complex="normal" style:font-weight-complex="normal"/>
    </style:style>
    <style:style style:name="T42" style:family="text">
      <style:text-properties fo:font-style="normal" fo:font-weight="normal" officeooo:rsid="0036cf59" style:font-style-asian="normal" style:font-weight-asian="normal" style:font-style-complex="normal" style:font-weight-complex="normal"/>
    </style:style>
    <style:style style:name="T43" style:family="text">
      <style:text-properties officeooo:rsid="00283c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A-Z</text:p>
      <text:p text:style-name="P1"/>
      <text:p text:style-name="P1">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1"><text:span text:style-name="T3"/></text:p>
      <text:p text:style-name="P2">Getting the Datasets for the Course:</text:p>
      <text:p text:style-name="P2"><text:tab/><text:span text:style-name="T1">This course is MASSIVE – over 35 hours of content. All of the datasets are on their separate pagtes.</text:span></text:p>
      <text:p text:style-name="P2"><text:span text:style-name="T1"/></text:p>
      <text:p text:style-name="P2"><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2"><text:span text:style-name="T1"/></text:p>
      <text:p text:style-name="P2"><text:span text:style-name="T1"><text:tab/></text:span></text:p>
      <text:p text:style-name="P2"><text:span text:style-name="T1"><text:tab/>You’ll see all of the datasets per-lesson available for download. We’re going to start with the ones under part1, the datapreprocessing datasets as well as the template-folder!</text:span></text:p>
      <text:p text:style-name="P2"><text:span text:style-name="T1"><text:tab/><text:tab/>→ a nice way to store the datasets</text:span></text:p>
      <text:p text:style-name="P2"><text:span text:style-name="T1"/></text:p>
      <text:p text:style-name="P2"><text:span text:style-name="T1"><text:tab/></text:span><text:span text:style-name="T4">We’ll download both of these and I’m going to extract them into the git working area I’ve made for them.</text:span></text:p>
      <text:p text:style-name="P2"><text:span text:style-name="T4"><text:tab/></text:span><text:span text:style-name="T5">As we go through the course we’ll populate the folders with their datasets.</text:span></text:p>
      <text:p text:style-name="P2"><text:span text:style-name="T5"><text:tab/></text:span><text:span text:style-name="T18">I’m going to manage my directories a little differently than he does.</text:span></text:p>
      <text:p text:style-name="P2"><text:span text:style-name="T1"/></text:p>
      <text:p text:style-name="P2"><text:span text:style-name="T1"><text:tab/></text:span><text:span text:style-name="T6">We’re not taking all of the datasets at once in-case we need to update something, perhaps and also it keeps you from tripping up as you’ll keep getting the data step-by-step (sure)</text:span></text:p>
      <text:p text:style-name="P2"><text:span text:style-name="T6"/></text:p>
      <text:p text:style-name="P2"><text:span text:style-name="T6"/></text:p>
      <text:p text:style-name="P3">Data Preprocessing Dataset:</text:p>
      <text:p text:style-name="P3"><text:tab/><text:span text:style-name="T1">This dataset is a comparison of countries, ages, salaries, and purchased (yes/no). It’s a standard csv file (like most of the one’s we’re dealing with). To open and view it in libreoffice calc, use “system” instead of “unicode”</text:span></text:p>
      <text:p text:style-name="P3"><text:span text:style-name="T1"><text:tab/></text:span><text:span text:style-name="T7">This is a very small dataset. Only 10 rows it seems.</text:span></text:p>
      <text:p text:style-name="P3"><text:span text:style-name="T7"/></text:p>
      <text:p text:style-name="P3"><text:span text:style-name="T7"><text:tab/></text:span><text:span text:style-name="T8">INDEPENDENT VARIABLES – the first three columns are the independent variables.</text:span></text:p>
      <text:p text:style-name="P3"><text:span text:style-name="T8"><text:tab/>DEPENDENT VARIABLE – the last column. It DEPENDS on the independent variables.</text:span></text:p>
      <text:p text:style-name="P3"><text:span text:style-name="T8"/></text:p>
      <text:p text:style-name="P3"><text:span text:style-name="T8"><text:tab/></text:span><text:span text:style-name="T9">Eventually, we will use independent variables to predict dependent variables. We cannot do it on this data the way it is currently.</text:span></text:p>
      <text:p text:style-name="P3"><text:span text:style-name="T9"/></text:p>
      <text:p text:style-name="P3"><text:span text:style-name="T9"/></text:p>
      <text:p text:style-name="P4">Importing the Libraries <text:span text:style-name="T43">(python)</text:span>:</text:p>
      <text:p text:style-name="P4"><text:tab/><text:span text:style-name="T10">This tutorial will be done in python and R. We’re going to start off with PYTHON. </text:span><text:span text:style-name="T11">Just a few inputs and the library will do the job for you (you know modules by now…)</text:span></text:p>
      <text:p text:style-name="P4"><text:span text:style-name="T11"/></text:p>
      <text:p text:style-name="P4"><text:span text:style-name="T11"><text:tab/></text:span><text:span text:style-name="T12">First up numpy:</text:span></text:p>
      <text:p text:style-name="P4"><text:span text:style-name="T11"><text:tab/></text:span><text:span text:style-name="T19">import numpy as np</text:span></text:p>
      <text:p text:style-name="P4"><text:span text:style-name="T19"/></text:p>
      <text:p text:style-name="P4"><text:soft-page-break/><text:span text:style-name="T19"><text:tab/></text:span><text:span text:style-name="T28">We’re going to be using numpy arrays here – it has mathematical tools that work much better than regular python lists/arrays.</text:span></text:p>
      <text:p text:style-name="P4"><text:span text:style-name="T12"/></text:p>
      <text:p text:style-name="P5"><text:span text:style-name="T12"><text:tab/>Next up matplotlib</text:span></text:p>
      <text:p text:style-name="P5"><text:span text:style-name="T12"><text:tab/></text:span><text:span text:style-name="T19">import matplotlib.pyplot as plt</text:span></text:p>
      <text:p text:style-name="P5"><text:span text:style-name="T12"/></text:p>
      <text:p text:style-name="P5"><text:span text:style-name="T12"><text:tab/>We’ll be using this to make useful charts to visualize our data (more-important than you think!)</text:span></text:p>
      <text:p text:style-name="P5"><text:span text:style-name="T12"/></text:p>
      <text:p text:style-name="P5"><text:span text:style-name="T12"><text:tab/>And finally pandas</text:span></text:p>
      <text:p text:style-name="P5"><text:span text:style-name="T12"><text:tab/></text:span><text:span text:style-name="T19">import pandas as pd</text:span></text:p>
      <text:p text:style-name="P5"><text:span text:style-name="T19"/></text:p>
      <text:p text:style-name="P5"><text:span text:style-name="T19"><text:tab/></text:span><text:span text:style-name="T28">Pandas is used for importing and managing datasets (managing the csv files!)</text:span></text:p>
      <text:p text:style-name="P5"><text:span text:style-name="T28"/></text:p>
      <text:p text:style-name="P5"><text:span text:style-name="T28"><text:tab/></text:span><text:span text:style-name="T29">Install these with pip as-needed</text:span></text:p>
      <text:p text:style-name="P5"><text:span text:style-name="T29"/></text:p>
      <text:p text:style-name="P6"><text:span text:style-name="T21">I</text:span><text:span text:style-name="T20">mporting the Libraries </text:span><text:span text:style-name="T22">R: </text:span></text:p>
      <text:p text:style-name="P6"><text:span text:style-name="T20"><text:tab/></text:span><text:span text:style-name="T30">For R, you don’t need to import libraries, but you’re going to have to select the libraries by default. Later we will need them, and will be shown how to install them.</text:span></text:p>
      <text:p text:style-name="P6"><text:span text:style-name="T30"/></text:p>
      <text:p text:style-name="P6"><text:span text:style-name="T30"/></text:p>
      <text:p text:style-name="P7"><text:span text:style-name="T23">I</text:span><text:span text:style-name="T20">mporting the Datasets </text:span><text:span text:style-name="T26">in </text:span><text:span text:style-name="T25">Python</text:span><text:span text:style-name="T20">:</text:span></text:p>
      <text:p text:style-name="P7"><text:span text:style-name="T20"><text:tab/></text:span><text:span text:style-name="T31">I’ve installed Rstudio </text:span><text:span text:style-name="T32">and all of the python modules. Time to import the datasets. </text:span><text:span text:style-name="T33">Let’s make sure we’re in the working-directory for the data we want.</text:span></text:p>
      <text:p text:style-name="P7"><text:span text:style-name="T33"/></text:p>
      <text:p text:style-name="P7"><text:span text:style-name="T33"><text:tab/></text:span><text:span text:style-name="T34">NOTE – tkinter broke on pandas install so I needed:</text:span></text:p>
      <text:p text:style-name="P7"><text:span text:style-name="T34"><text:tab/><text:tab/></text:span><text:span text:style-name="T24">sudo pacman -S tk</text:span></text:p>
      <text:p text:style-name="P7"><text:span text:style-name="T34"/></text:p>
      <text:p text:style-name="P7"><text:span text:style-name="T34"><text:tab/></text:span><text:span text:style-name="T35">This runs fine. We’ve imported the dataset. </text:span><text:span text:style-name="T36">Note that </text:span><text:span text:style-name="T37">indexes</text:span><text:span text:style-name="T36"> start at 0 (in R they start at 1)</text:span></text:p>
      <text:p text:style-name="P7"><text:span text:style-name="T36"><text:tab/></text:span><text:span text:style-name="T38">We need to separate the FEATURES from the DEPENDENT VARIABLES </text:span><text:span text:style-name="T39">(X vs Y)</text:span></text:p>
      <text:p text:style-name="P7"><text:span text:style-name="T39"/></text:p>
      <text:p text:style-name="P8"><text:span text:style-name="T13"># importing the dataset</text:span></text:p>
      <text:p text:style-name="P8"><text:span text:style-name="T13">dataset = pd.read_csv('Data.csv')</text:span></text:p>
      <text:p text:style-name="P8"><text:span text:style-name="T13"/></text:p>
      <text:p text:style-name="P9"><text:span text:style-name="T13"><text:tab/></text:span><text:span text:style-name="T40">Great now we’re going to use the iloc() method of our dataset to get the values we want. Here, like most python arrays, colon (:) is the full length of the array and we can do math on it. So if we want ALL of the rows and ALL BUT THE LAST column we’d do:</text:span></text:p>
      <text:p text:style-name="P9"><text:span text:style-name="T40"/></text:p>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9"><text:span text:style-name="T14"/></text:p>
      <text:p text:style-name="P9"><text:span text:style-name="T14"><text:tab/></text:span><text:span text:style-name="T40">Which is exactly what I’m going to do.</text:span></text:p>
      <text:p text:style-name="P9"><text:span text:style-name="T40"><text:tab/></text:span><text:span text:style-name="T41">Works perfectly! Print it out to see something similar to what we had opening the csv.</text:span></text:p>
      <text:p text:style-name="P9"><text:span text:style-name="T41"/></text:p>
      <text:p text:style-name="P9"><text:span text:style-name="T17">y = dataset.iloc[:, 3]</text:span></text:p>
      <text:p text:style-name="P9"><text:span text:style-name="T17"/></text:p>
      <text:p text:style-name="P9"><text:span text:style-name="T17"><text:tab/></text:span><text:span text:style-name="T42">All of the rows, just the last column. Note that we use a lowercase y as there’s only one column!</text:span></text:p>
      <text:p text:style-name="P9"><text:span text:style-name="T42"/></text:p>
      <text:p text:style-name="P10"><text:span text:style-name="T42"><text:tab/></text:span><text:span text:style-name="T27">Here’s what the code looks like when we’re done:</text:span></text:p>
      <text:p text:style-name="P10"><draw:frame draw:style-name="fr1" draw:name="Image1" text:anchor-type="paragraph" svg:width="5.2335in" svg:height="2.1173in" draw:z-index="0"><draw:image xlink:href="Pictures/1000000000000260000000F6946CFD683BA2C0B8.png" xlink:type="simple" xlink:show="embed" xlink:actuate="onLoad" loext:mime-type="image/png"/></draw:frame><text:soft-page-break/><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7"/></text:p>
      <text:p text:style-name="P10"><text:span text:style-name="T20">Importing Datasets in R:</text:span></text:p>
      <text:p text:style-name="P10"><text:span text:style-name="T2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08T23:48:20.009323047</dc:date>
    <meta:editing-duration>PT35M48S</meta:editing-duration>
    <meta:editing-cycles>40</meta:editing-cycles>
    <meta:generator>LibreOffice/6.1.3.2$Linux_X86_64 LibreOffice_project/10$Build-2</meta:generator>
    <meta:document-statistic meta:table-count="0" meta:image-count="1" meta:object-count="0" meta:page-count="3" meta:paragraph-count="52" meta:word-count="656" meta:character-count="3781" meta:non-whitespace-character-count="3123"/>
  </office:meta>
</office:document-meta>
</file>